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385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5.844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1.065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189cm"/>
    </style:style>
    <style:style style:name="co10" style:family="table-column">
      <style:table-column-properties fo:break-before="auto" style:column-width="1.783cm"/>
    </style:style>
    <style:style style:name="co11" style:family="table-column">
      <style:table-column-properties fo:break-before="auto" style:column-width="1.214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4" style:family="table-cell" style:parent-style-name="Default">
      <style:table-cell-properties fo:background-color="#ff9999" fo:border="0.06pt solid #b2b2b2"/>
    </style:style>
    <style:style style:name="ce3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b2b2b2"/>
    </style:style>
    <style:style style:name="ce10" style:family="table-cell" style:parent-style-name="Default" style:data-style-name="N37">
      <style:table-cell-properties fo:background-color="transparent" fo:border="0.06pt solid #b2b2b2"/>
    </style:style>
    <style:style style:name="ce14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1" style:family="table-cell" style:parent-style-name="Default">
      <style:table-cell-properties fo:background-color="transparent" fo:border="0.06pt solid #b2b2b2"/>
      <style:map style:condition="cell-content()=&quot;BS&quot;" style:apply-style-name="Neutral" style:base-cell-address="'Saatgut Bestellung'.D2"/>
      <style:map style:condition="cell-content()=&quot;BB&quot;" style:apply-style-name="Good" style:base-cell-address="'Saatgut Bestellung'.D2"/>
    </style:style>
    <style:style style:name="ce12" style:family="table-cell" style:parent-style-name="Default">
      <style:table-cell-properties fo:background-color="transparent"/>
      <style:map style:condition="cell-content()=&quot;BS&quot;" style:apply-style-name="Neutral" style:base-cell-address="'Saatgut Bestellung'.D2"/>
      <style:map style:condition="cell-content()=&quot;BB&quot;" style:apply-style-name="Good" style:base-cell-address="'Saatgut Bestellung'.D2"/>
    </style:style>
    <style:style style:name="ce13" style:family="table-cell" style:parent-style-name="Default">
      <style:table-cell-properties fo:background-color="transparent"/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5" style:family="table-cell" style:parent-style-name="Default"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b2b2b2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fo:background-color="transparent" fo:border="0.06pt solid #b2b2b2"/>
    </style:style>
    <style:style style:name="ce2" style:family="table-cell" style:parent-style-name="Default" style:data-style-name="N110">
      <style:table-cell-properties fo:background-color="#b2b2b2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9999" fo:border="0.06pt solid #b2b2b2"/>
    </style:style>
    <style:style style:name="ce3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aatgut Bestellung" table:style-name="ta1" table:print-ranges="'Saatgut Bestellung'.A2:'Saatgut Bestellung'.F8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number-columns-repeated="50" table:default-cell-style-name="Default"/>
        <table:table-header-rows>
          <table:table-row table:style-name="ro1">
            <table:table-cell table:style-name="ce5" office:value-type="string" calcext:value-type="string">
              <text:p>Art</text:p>
            </table:table-cell>
            <table:table-cell table:style-name="ce5" office:value-type="string" calcext:value-type="string">
              <text:p>Sorte</text:p>
            </table:table-cell>
            <table:table-cell table:style-name="ce5" office:value-type="string" calcext:value-type="string">
              <text:p>Herkunft</text:p>
            </table:table-cell>
            <table:table-cell table:style-name="ce9" office:value-type="string" calcext:value-type="string">
              <text:p>BS</text:p>
            </table:table-cell>
            <table:table-cell table:style-name="ce18" office:value-type="string" calcext:value-type="string">
              <text:p>Menge</text:p>
            </table:table-cell>
            <table:table-cell table:style-name="ce5" office:value-type="string" calcext:value-type="string">
              <text:p>EH</text:p>
            </table:table-cell>
            <table:table-cell table:style-name="ce5" office:value-type="string" calcext:value-type="string">
              <text:p>TKG</text:p>
            </table:table-cell>
            <table:table-cell table:style-name="ce5" office:value-type="string" calcext:value-type="string">
              <text:p>g</text:p>
            </table:table-cell>
            <table:table-cell table:style-name="ce5" office:value-type="string" calcext:value-type="string">
              <text:p>Korn</text:p>
            </table:table-cell>
            <table:table-cell table:style-name="ce2" office:value-type="string" calcext:value-type="string">
              <text:p>EK</text:p>
            </table:table-cell>
            <table:table-cell table:style-name="ce2" office:value-type="string" calcext:value-type="string">
              <text:p>TK Preis</text:p>
            </table:table-cell>
            <table:table-cell table:style-name="ce5" office:value-type="string" calcext:value-type="string">
              <text:p>Herkunft alternativ</text:p>
            </table:table-cell>
            <table:table-cell table:number-columns-repeated="50"/>
          </table:table-row>
        </table:table-header-rows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Bilk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3600" calcext:value-type="float">
            <text:p>36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]=&quot;K&quot;;IF([.E2]&lt;&gt;&quot;BESTAND&quot;;[.E2]*[.G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Granat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1800" calcext:value-type="float">
            <text:p>18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]=&quot;K&quot;;IF([.E3]&lt;&gt;&quot;BESTAND&quot;;[.E3]*[.G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Leonard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4]=&quot;K&quot;;IF([.E4]&lt;&gt;&quot;BESTAND&quot;;[.E4]*[.G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Endivie</text:p>
          </table:table-cell>
          <table:table-cell table:style-name="ce7" office:value-type="string" calcext:value-type="string">
            <text:p>Nuanc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]=&quot;K&quot;;IF([.E5]&lt;&gt;&quot;BESTAND&quot;;[.E5]*[.G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Uran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6]=&quot;K&quot;;IF([.E6]&lt;&gt;&quot;BESTAND&quot;;[.E6]*[.G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Virt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7]=&quot;K&quot;;IF([.E7]&lt;&gt;&quot;BESTAND&quot;;[.E7]*[.G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k Choi</text:p>
          </table:table-cell>
          <table:table-cell table:style-name="ce7" office:value-type="string" calcext:value-type="string">
            <text:p>Yang Quing Choi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8]=&quot;K&quot;;IF([.E8]&lt;&gt;&quot;BESTAND&quot;;[.E8]*[.G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Green Oaking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9]=&quot;K&quot;;IF([.E9]&lt;&gt;&quot;BESTAND&quot;;[.E9]*[.G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Rot, Diablotin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10]=&quot;K&quot;;IF([.E10]&lt;&gt;&quot;BESTAND&quot;;[.E10]*[.G1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Carolina Reaper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1]=&quot;K&quot;;IF([.E11]&lt;&gt;&quot;BESTAND&quot;;[.E11]*[.G11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Cuccino Orang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2]=&quot;K&quot;;IF([.E12]&lt;&gt;&quot;BESTAND&quot;;[.E12]*[.G1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otten</text:p>
          </table:table-cell>
          <table:table-cell table:style-name="ce7" office:value-type="string" calcext:value-type="string">
            <text:p>Deep Purpl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5" calcext:value-type="float">
            <text:p>25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13]=&quot;K&quot;;IF([.E13]&lt;&gt;&quot;BESTAND&quot;;[.E13]*[.G1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Forellenschlus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4]=&quot;K&quot;;IF([.E14]&lt;&gt;&quot;BESTAND&quot;;[.E14]*[.G1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Habanero Chocolat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20" calcext:value-type="float">
            <text:p>12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5]=&quot;K&quot;;IF([.E15]&lt;&gt;&quot;BESTAND&quot;;[.E15]*[.G15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Habanero Red caribbean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20" calcext:value-type="float">
            <text:p>12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6]=&quot;K&quot;;IF([.E16]&lt;&gt;&quot;BESTAND&quot;;[.E16]*[.G16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Kirina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7]=&quot;K&quot;;IF([.E17]&lt;&gt;&quot;BESTAND&quot;;[.E17]*[.G1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Krauthäuptel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6" calcext:value-type="float">
            <text:p>16</text:p>
          </table:table-cell>
          <table:table-cell table:style-name="ce7" office:value-type="string" calcext:value-type="string">
            <text:p>TP</text:p>
          </table:table-cell>
          <table:table-cell table:style-name="ce7"/>
          <table:table-cell table:style-name="ce7" table:formula="of:=IF([.F18]=&quot;K&quot;;IF([.E18]&lt;&gt;&quot;BESTAND&quot;;[.E18]*[.G1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Lollo Ross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0" calcext:value-type="float">
            <text:p>10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9]=&quot;K&quot;;IF([.E19]&lt;&gt;&quot;BESTAND&quot;;[.E19]*[.G19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Mathix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20]=&quot;K&quot;;IF([.E20]&lt;&gt;&quot;BESTAND&quot;;[.E20]*[.G2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Milder Spiral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50" calcext:value-type="float">
            <text:p>2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1]=&quot;K&quot;;IF([.E21]&lt;&gt;&quot;BESTAND&quot;;[.E21]*[.G21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Naga Jolokia Red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22]=&quot;K&quot;;IF([.E22]&lt;&gt;&quot;BESTAND&quot;;[.E22]*[.G22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otten</text:p>
          </table:table-cell>
          <table:table-cell table:style-name="ce7" office:value-type="string" calcext:value-type="string">
            <text:p>Napoli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23]=&quot;K&quot;;IF([.E23]&lt;&gt;&quot;BESTAND&quot;;[.E23]*[.G2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Neusiedler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600" calcext:value-type="float">
            <text:p>6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4]=&quot;K&quot;;IF([.E24]&lt;&gt;&quot;BESTAND&quot;;[.E24]*[.G24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Roter Block, We 880 Block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300" calcext:value-type="float">
            <text:p>3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5]=&quot;K&quot;;IF([.E25]&lt;&gt;&quot;BESTAND&quot;;[.E25]*[.G25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10" office:value-type="string" calcext:value-type="string">
            <text:p>Zucchini</text:p>
          </table:table-cell>
          <table:table-cell table:style-name="ce7" office:value-type="string" calcext:value-type="string">
            <text:p>Tempra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26]=&quot;K&quot;;IF([.E26]&lt;&gt;&quot;BESTAND&quot;;[.E26]*[.G2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otten</text:p>
          </table:table-cell>
          <table:table-cell table:style-name="ce7" office:value-type="string" calcext:value-type="string">
            <text:p>Yellowston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5" calcext:value-type="float">
            <text:p>25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27]=&quot;K&quot;;IF([.E27]&lt;&gt;&quot;BESTAND&quot;;[.E27]*[.G2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Zieglers Maidivi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8]=&quot;K&quot;;IF([.E28]&lt;&gt;&quot;BESTAND&quot;;[.E28]*[.G28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pinat</text:p>
          </table:table-cell>
          <table:table-cell table:style-name="ce7" office:value-type="string" calcext:value-type="string">
            <text:p>Butterflay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29]=&quot;K&quot;;IF([.E29]&lt;&gt;&quot;BESTAND&quot;;[.E29]*[.G2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ote Rübe </text:p>
          </table:table-cell>
          <table:table-cell table:style-name="ce7" office:value-type="string" calcext:value-type="string">
            <text:p>Chioggia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0]=&quot;K&quot;;IF([.E30]&lt;&gt;&quot;BESTAND&quot;;[.E30]*[.G30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De Barbentane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50" calcext:value-type="float">
            <text:p>1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1]=&quot;K&quot;;IF([.E31]&lt;&gt;&quot;BESTAND&quot;;[.E31]*[.G31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raut</text:p>
          </table:table-cell>
          <table:table-cell table:style-name="ce7" office:value-type="string" calcext:value-type="string">
            <text:p>Granat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2]=&quot;K&quot;;IF([.E32]&lt;&gt;&quot;BESTAND&quot;;[.E32]*[.G3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chwarzwurzel</text:p>
          </table:table-cell>
          <table:table-cell table:style-name="ce7" office:value-type="string" calcext:value-type="string">
            <text:p>Hoffmanns Schwarze Pfahl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7" table:formula="of:=IF([.F33]=&quot;K&quot;;IF([.E33]&lt;&gt;&quot;BESTAND&quot;;[.E33]*[.G3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Hokkaido Red Kuri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750" calcext:value-type="float">
            <text:p>7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4]=&quot;K&quot;;IF([.E34]&lt;&gt;&quot;BESTAND&quot;;[.E34]*[.G34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ohne Stange</text:p>
          </table:table-cell>
          <table:table-cell table:style-name="ce7" office:value-type="string" calcext:value-type="string">
            <text:p>Neckargold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35]=&quot;K&quot;;IF([.E35]&lt;&gt;&quot;BESTAND&quot;;[.E35]*[.G3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Patisson Custard White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75" calcext:value-type="float">
            <text:p>275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6]=&quot;K&quot;;IF([.E36]&lt;&gt;&quot;BESTAND&quot;;[.E36]*[.G36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angold </text:p>
          </table:table-cell>
          <table:table-cell table:style-name="ce7" office:value-type="string" calcext:value-type="string">
            <text:p>Rainbow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37]=&quot;K&quot;;IF([.E37]&lt;&gt;&quot;BESTAND&quot;;[.E37]*[.G3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ucola</text:p>
          </table:table-cell>
          <table:table-cell table:style-name="ce7" office:value-type="string" calcext:value-type="string">
            <text:p>Wilde Rauke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38]=&quot;K&quot;;IF([.E38]&lt;&gt;&quot;BESTAND&quot;;[.E38]*[.G3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Zora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50" calcext:value-type="float">
            <text:p>15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ote Rübe</text:p>
          </table:table-cell>
          <table:table-cell table:style-name="ce7" office:value-type="string" calcext:value-type="string">
            <text:p>Burpees Golden</text:p>
          </table:table-cell>
          <table:table-cell table:style-name="ce7" office:value-type="string" calcext:value-type="string">
            <text:p>Bingenheimer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float" office:value="720" calcext:value-type="float">
            <text:p>72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40]=&quot;K&quot;;IF([.E40]&lt;&gt;&quot;BESTAND&quot;;[.E40]*[.G40]/1000;&quot;&quot;);&quot;&quot;)" office:value-type="float" office:value="0" calcext:value-type="float">
            <text:p>0</text:p>
          </table:table-cell>
          <table:table-cell table:style-name="ce14" table:number-columns-repeated="3"/>
          <table:table-cell table:style-name="ce14" office:value-type="string" calcext:value-type="string">
            <text:p>Bingenheimer</text:p>
          </table:table-cell>
          <table:table-cell table:style-name="ce14" table:number-columns-repeated="50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Striped Toga</text:p>
          </table:table-cell>
          <table:table-cell table:style-name="ce7" office:value-type="string" calcext:value-type="string">
            <text:p>deaflora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Thai Long Green</text:p>
          </table:table-cell>
          <table:table-cell table:style-name="ce7" office:value-type="string" calcext:value-type="string">
            <text:p>deaflora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40" calcext:value-type="float">
            <text:p>4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42]=&quot;K&quot;;IF([.E42]&lt;&gt;&quot;BESTAND&quot;;[.E42]*[.G4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Thai White Ripped</text:p>
          </table:table-cell>
          <table:table-cell table:style-name="ce7" office:value-type="string" calcext:value-type="string">
            <text:p>deaflora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60" calcext:value-type="float">
            <text:p>6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43]=&quot;K&quot;;IF([.E43]&lt;&gt;&quot;BESTAND&quot;;[.E43]*[.G4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Listada di Gandia</text:p>
          </table:table-cell>
          <table:table-cell table:style-name="ce7" office:value-type="string" calcext:value-type="string">
            <text:p>Deaflora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string" calcext:value-type="string">
            <text:p>Dzt Net</text:p>
          </table:table-cell>
          <table:table-cell table:style-name="ce7" table:number-columns-repeated="2"/>
          <table:table-cell table:style-name="ce7" table:formula="of:=IF([.F44]=&quot;K&quot;;IF([.E44]&lt;&gt;&quot;BESTAND&quot;;[.E44]*[.G4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Castelfranco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45]=&quot;K&quot;;IF([.E45]&lt;&gt;&quot;BESTAND&quot;;[.E45]*[.G45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rünkohl</text:p>
          </table:table-cell>
          <table:table-cell table:style-name="ce7" office:value-type="string" calcext:value-type="string">
            <text:p>Halbhoher Grüner Krauser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4" calcext:value-type="float">
            <text:p>4</text:p>
          </table:table-cell>
          <table:table-cell table:style-name="ce7" office:value-type="string" calcext:value-type="string">
            <text:p>Pg</text:p>
          </table:table-cell>
          <table:table-cell table:style-name="ce7"/>
          <table:table-cell table:style-name="ce7" table:formula="of:=IF([.F46]=&quot;K&quot;;IF([.E46]&lt;&gt;&quot;BESTAND&quot;;[.E46]*[.G4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Hirschzunge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8" calcext:value-type="float">
            <text:p>8</text:p>
          </table:table-cell>
          <table:table-cell table:style-name="ce7" office:value-type="string" calcext:value-type="string">
            <text:p>Pg</text:p>
          </table:table-cell>
          <table:table-cell table:style-name="ce7"/>
          <table:table-cell table:style-name="ce7" table:formula="of:=IF([.F47]=&quot;K&quot;;IF([.E47]&lt;&gt;&quot;BESTAND&quot;;[.E47]*[.G4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Indianerperle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string" calcext:value-type="string">
            <text:p>Pkg</text:p>
          </table:table-cell>
          <table:table-cell table:style-name="ce7"/>
          <table:table-cell table:style-name="ce7" table:formula="of:=IF([.F48]=&quot;K&quot;;IF([.E48]&lt;&gt;&quot;BESTAND&quot;;[.E48]*[.G4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Marina di Chioggia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6" calcext:value-type="float">
            <text:p>6</text:p>
          </table:table-cell>
          <table:table-cell table:style-name="ce7" office:value-type="string" calcext:value-type="string">
            <text:p>Pg</text:p>
          </table:table-cell>
          <table:table-cell table:style-name="ce7"/>
          <table:table-cell table:style-name="ce7" table:formula="of:=IF([.F49]=&quot;K&quot;;IF([.E49]&lt;&gt;&quot;BESTAND&quot;;[.E49]*[.G4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de</text:p>
          </table:table-cell>
          <table:table-cell table:style-name="ce7" office:value-type="string" calcext:value-type="string">
            <text:p>Rote Gartenmelde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Pg</text:p>
          </table:table-cell>
          <table:table-cell table:style-name="ce7"/>
          <table:table-cell table:style-name="ce7" table:formula="of:=IF([.F50]=&quot;K&quot;;IF([.E50]&lt;&gt;&quot;BESTAND&quot;;[.E50]*[.G5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chwarzwurzel</text:p>
          </table:table-cell>
          <table:table-cell table:style-name="ce7" office:value-type="string" calcext:value-type="string">
            <text:p>Schwarzer Peter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3"/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Wirsing</text:p>
          </table:table-cell>
          <table:table-cell table:style-name="ce7" office:value-type="string" calcext:value-type="string">
            <text:p>Violaceo di Verona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40" calcext:value-type="float">
            <text:p>14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52]=&quot;K&quot;;IF([.E52]&lt;&gt;&quot;BESTAND&quot;;[.E52]*[.G5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pargelsalat</text:p>
          </table:table-cell>
          <table:table-cell table:style-name="ce7" office:value-type="string" calcext:value-type="string">
            <text:p>Chinesische Keule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Pg</text:p>
          </table:table-cell>
          <table:table-cell table:style-name="ce7"/>
          <table:table-cell table:style-name="ce7" table:formula="of:=IF([.F53]=&quot;K&quot;;IF([.E53]&lt;&gt;&quot;BESTAND&quot;;[.E53]*[.G5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otten</text:p>
          </table:table-cell>
          <table:table-cell table:style-name="ce7" office:value-type="string" calcext:value-type="string">
            <text:p>Colorada</text:p>
          </table:table-cell>
          <table:table-cell table:style-name="ce7" office:value-type="string" calcext:value-type="string">
            <text:p>Dreschflegel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float" office:value="6" calcext:value-type="float">
            <text:p>6</text:p>
          </table:table-cell>
          <table:table-cell table:style-name="ce7" office:value-type="string" calcext:value-type="string">
            <text:p>Pg</text:p>
          </table:table-cell>
          <table:table-cell table:style-name="ce7"/>
          <table:table-cell table:style-name="ce7" table:formula="of:=IF([.F54]=&quot;K&quot;;IF([.E54]&lt;&gt;&quot;BESTAND&quot;;[.E54]*[.G5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Brunedih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5]=&quot;K&quot;;IF([.E55]&lt;&gt;&quot;BESTAND&quot;;[.E55]*[.G5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Catalogna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6]=&quot;K&quot;;IF([.E56]&lt;&gt;&quot;BESTAND&quot;;[.E56]*[.G5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Dunkelgrüner Oststeirer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7]=&quot;K&quot;;IF([.E57]&lt;&gt;&quot;BESTAND&quot;;[.E57]*[.G5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is</text:p>
          </table:table-cell>
          <table:table-cell table:style-name="ce7" office:value-type="string" calcext:value-type="string">
            <text:p>Gelb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8]=&quot;K&quot;;IF([.E58]&lt;&gt;&quot;BESTAND&quot;;[.E58]*[.G5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Goldforelle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9]=&quot;K&quot;;IF([.E59]&lt;&gt;&quot;BESTAND&quot;;[.E59]*[.G5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Kaiser Alexander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0]=&quot;K&quot;;IF([.E60]&lt;&gt;&quot;BESTAND&quot;;[.E60]*[.G6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number-columns-repeated="2" table:style-name="ce7" office:value-type="string" calcext:value-type="string">
            <text:p>Malabarspinat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1]=&quot;K&quot;;IF([.E61]&lt;&gt;&quot;BESTAND&quot;;[.E61]*[.G61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otten</text:p>
          </table:table-cell>
          <table:table-cell table:style-name="ce7" office:value-type="string" calcext:value-type="string">
            <text:p>Purple Dragon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2]=&quot;K&quot;;IF([.E62]&lt;&gt;&quot;BESTAND&quot;;[.E62]*[.G62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chini</text:p>
          </table:table-cell>
          <table:table-cell table:style-name="ce7" office:value-type="string" calcext:value-type="string">
            <text:p>Romanesco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3]=&quot;K&quot;;IF([.E63]&lt;&gt;&quot;BESTAND&quot;;[.E63]*[.G6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ohne Stange</text:p>
          </table:table-cell>
          <table:table-cell table:style-name="ce7" office:value-type="string" calcext:value-type="string">
            <text:p>Spagetti Grün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4]=&quot;K&quot;;IF([.E64]&lt;&gt;&quot;BESTAND&quot;;[.E64]*[.G6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ohne Stange</text:p>
          </table:table-cell>
          <table:table-cell table:style-name="ce7" office:value-type="string" calcext:value-type="string">
            <text:p>Spagetti Red Noodle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5]=&quot;K&quot;;IF([.E65]&lt;&gt;&quot;BESTAND&quot;;[.E65]*[.G6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Teufelsohren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6]=&quot;K&quot;;IF([.E66]&lt;&gt;&quot;BESTAND&quot;;[.E66]*[.G6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is</text:p>
          </table:table-cell>
          <table:table-cell table:style-name="ce7" office:value-type="string" calcext:value-type="string">
            <text:p>Violett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7]=&quot;K&quot;;IF([.E67]&lt;&gt;&quot;BESTAND&quot;;[.E67]*[.G6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VP de Paris</text:p>
          </table:table-cell>
          <table:table-cell table:style-name="ce7" office:value-type="string" calcext:value-type="string">
            <text:p>Eigen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68]=&quot;K&quot;;IF([.E68]&lt;&gt;&quot;BESTAND&quot;;[.E68]*[.G6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Asia Salate</text:p>
          </table:table-cell>
          <table:table-cell table:style-name="ce7" office:value-type="string" calcext:value-type="string">
            <text:p>Arun</text:p>
          </table:table-cell>
          <table:table-cell table:style-name="ce7" office:value-type="string" calcext:value-type="string">
            <text:p>Hild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float" office:value="20" calcext:value-type="float">
            <text:p>2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69]=&quot;K&quot;;IF([.E69]&lt;&gt;&quot;BESTAND&quot;;[.E69]*[.G6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Green Flash</text:p>
          </table:table-cell>
          <table:table-cell table:style-name="ce7" office:value-type="string" calcext:value-type="string">
            <text:p>Hild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70]=&quot;K&quot;;IF([.E70]&lt;&gt;&quot;BESTAND&quot;;[.E70]*[.G7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Red Flash</text:p>
          </table:table-cell>
          <table:table-cell table:style-name="ce7" office:value-type="string" calcext:value-type="string">
            <text:p>Hild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71]=&quot;K&quot;;IF([.E71]&lt;&gt;&quot;BESTAND&quot;;[.E71]*[.G71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Blaue Elise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72]=&quot;K&quot;;IF([.E72]&lt;&gt;&quot;BESTAND&quot;;[.E72]*[.G72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Ciclame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73]=&quot;K&quot;;IF([.E73]&lt;&gt;&quot;BESTAND&quot;;[.E73]*[.G7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Frühsorte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74]=&quot;K&quot;;IF([.E74]&lt;&gt;&quot;BESTAND&quot;;[.E74]*[.G7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Heidenreichsteiner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75]=&quot;K&quot;;IF([.E75]&lt;&gt;&quot;BESTAND&quot;;[.E75]*[.G7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Hokkaido Hobiger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EVTL</text:p>
          </table:table-cell>
          <table:table-cell table:style-name="ce7" table:number-columns-repeated="2"/>
          <table:table-cell table:style-name="ce7" table:formula="of:=IF([.F76]=&quot;K&quot;;IF([.E76]&lt;&gt;&quot;BESTAND&quot;;[.E76]*[.G7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Rheinische Rote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77]=&quot;K&quot;;IF([.E77]&lt;&gt;&quot;BESTAND&quot;;[.E77]*[.G7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Rotaugerl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78]=&quot;K&quot;;IF([.E78]&lt;&gt;&quot;BESTAND&quot;;[.E78]*[.G7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Rote Emma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79]=&quot;K&quot;;IF([.E79]&lt;&gt;&quot;BESTAND&quot;;[.E79]*[.G7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Tannenzapfen</text:p>
          </table:table-cell>
          <table:table-cell table:style-name="ce7" office:value-type="string" calcext:value-type="string">
            <text:p>Hobiger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80]=&quot;K&quot;;IF([.E80]&lt;&gt;&quot;BESTAND&quot;;[.E80]*[.G8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Lemon Drop</text:p>
          </table:table-cell>
          <table:table-cell table:style-name="ce7" office:value-type="string" calcext:value-type="string">
            <text:p>Irina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81]=&quot;K&quot;;IF([.E81]&lt;&gt;&quot;BESTAND&quot;;[.E81]*[.G81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Agria</text:p>
          </table:table-cell>
          <table:table-cell table:style-name="ce7" office:value-type="string" calcext:value-type="string">
            <text:p>Kargl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82]=&quot;K&quot;;IF([.E82]&lt;&gt;&quot;BESTAND&quot;;[.E82]*[.G82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toffel</text:p>
          </table:table-cell>
          <table:table-cell table:style-name="ce7" office:value-type="string" calcext:value-type="string">
            <text:p>Ditta</text:p>
          </table:table-cell>
          <table:table-cell table:style-name="ce7" office:value-type="string" calcext:value-type="string">
            <text:p>Kargl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2"/>
          <table:table-cell table:style-name="ce7" table:formula="of:=IF([.F83]=&quot;K&quot;;IF([.E83]&lt;&gt;&quot;BESTAND&quot;;[.E83]*[.G8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Ölkürbis</text:p>
          </table:table-cell>
          <table:table-cell table:style-name="ce7"/>
          <table:table-cell table:style-name="ce7" office:value-type="string" calcext:value-type="string">
            <text:p>Lagerhaus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string" calcext:value-type="string">
            <text:p>Dzt Net</text:p>
          </table:table-cell>
          <table:table-cell table:style-name="ce7" table:number-columns-repeated="2"/>
          <table:table-cell table:style-name="ce7" table:formula="of:=IF([.F84]=&quot;K&quot;;IF([.E84]&lt;&gt;&quot;BESTAND&quot;;[.E84]*[.G8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onnenblumen</text:p>
          </table:table-cell>
          <table:table-cell table:style-name="ce7"/>
          <table:table-cell table:style-name="ce7" office:value-type="string" calcext:value-type="string">
            <text:p>Lagerhaus</text:p>
          </table:table-cell>
          <table:table-cell table:style-name="ce11"/>
          <table:table-cell table:style-name="ce19"/>
          <table:table-cell table:style-name="ce7" table:number-columns-repeated="2"/>
          <table:table-cell table:style-name="ce7" table:formula="of:=IF([.F85]=&quot;K&quot;;IF([.E85]&lt;&gt;&quot;BESTAND&quot;;[.E85]*[.G8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Aji Cristal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86]=&quot;K&quot;;IF([.E86]&lt;&gt;&quot;BESTAND&quot;;[.E86]*[.G86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Brazil Starfish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China Land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88]=&quot;K&quot;;IF([.E88]&lt;&gt;&quot;BESTAND&quot;;[.E88]*[.G88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Glockenpaprika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89]=&quot;K&quot;;IF([.E89]&lt;&gt;&quot;BESTAND&quot;;[.E89]*[.G89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Indische Netzgurke Poona Kheera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90" calcext:value-type="float">
            <text:p>9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90]=&quot;K&quot;;IF([.E90]&lt;&gt;&quot;BESTAND&quot;;[.E90]*[.G90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Lila Chili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91]=&quot;K&quot;;IF([.E91]&lt;&gt;&quot;BESTAND&quot;;[.E91]*[.G91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Thai Dragon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20" calcext:value-type="float">
            <text:p>12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92]=&quot;K&quot;;IF([.E92]&lt;&gt;&quot;BESTAND&quot;;[.E92]*[.G9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Vietnamesischer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Weiße Salatgurke</text:p>
          </table:table-cell>
          <table:table-cell table:style-name="ce7" office:value-type="string" calcext:value-type="string">
            <text:p>Lassnig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90" calcext:value-type="float">
            <text:p>9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94]=&quot;K&quot;;IF([.E94]&lt;&gt;&quot;BESTAND&quot;;[.E94]*[.G94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7Pot SR Strain</text:p>
          </table:table-cell>
          <table:table-cell table:style-name="ce7" office:value-type="string" calcext:value-type="string">
            <text:p>mopepp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Trinidat Moruga</text:p>
          </table:table-cell>
          <table:table-cell table:style-name="ce7" office:value-type="string" calcext:value-type="string">
            <text:p>mopepper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96]=&quot;K&quot;;IF([.E96]&lt;&gt;&quot;BESTAND&quot;;[.E96]*[.G96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Atsuko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BS</text:p>
          </table:table-cell>
          <table:table-cell table:style-name="ce19" office:value-type="float" office:value="1800" calcext:value-type="float">
            <text:p>18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table:formula="of:=IF([.F97]=&quot;K&quot;;IF([.E97]&lt;&gt;&quot;BESTAND&quot;;[.E97]*[.G97]/1000;&quot;&quot;);&quot;&quot;)" office:value-type="float" office:value="6.228" calcext:value-type="float">
            <text:p>6,228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Granaat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BS</text:p>
          </table:table-cell>
          <table:table-cell table:style-name="ce19" office:value-type="float" office:value="720" calcext:value-type="float">
            <text:p>72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table:formula="of:=IF([.F98]=&quot;K&quot;;IF([.E98]&lt;&gt;&quot;BESTAND&quot;;[.E98]*[.G98]/1000;&quot;&quot;);&quot;&quot;)" office:value-type="float" office:value="2.1456" calcext:value-type="float">
            <text:p>2,1456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Kaito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BS</text:p>
          </table:table-cell>
          <table:table-cell table:style-name="ce19" office:value-type="float" office:value="1440" calcext:value-type="float">
            <text:p>144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15" calcext:value-type="float">
            <text:p>3,15</text:p>
          </table:table-cell>
          <table:table-cell table:style-name="ce7" table:formula="of:=IF([.F99]=&quot;K&quot;;IF([.E99]&lt;&gt;&quot;BESTAND&quot;;[.E99]*[.G99]/1000;&quot;&quot;);&quot;&quot;)" office:value-type="float" office:value="4.536" calcext:value-type="float">
            <text:p>4,536</text:p>
          </table:table-cell>
          <table:table-cell table:style-name="ce14" table:number-columns-repeated="54"/>
        </table:table-row>
        <table:table-row table:style-name="ro1">
          <table:table-cell table:style-name="ce14" office:value-type="string" calcext:value-type="string">
            <text:p>Knoblauch</text:p>
          </table:table-cell>
          <table:table-cell table:style-name="ce14" office:value-type="string" calcext:value-type="string">
            <text:p>Sprint</text:p>
          </table:table-cell>
          <table:table-cell table:style-name="ce14" office:value-type="string" calcext:value-type="string">
            <text:p>Reinsaat</text:p>
          </table:table-cell>
          <table:table-cell table:style-name="ce12" office:value-type="string" calcext:value-type="string">
            <text:p>BS</text:p>
          </table:table-cell>
          <table:table-cell table:style-name="ce20" office:value-type="float" office:value="5" calcext:value-type="float">
            <text:p>5</text:p>
          </table:table-cell>
          <table:table-cell table:style-name="ce14" office:value-type="string" calcext:value-type="string">
            <text:p>kg</text:p>
          </table:table-cell>
          <table:table-cell table:style-name="ce14"/>
          <table:table-cell table:style-name="ce7" table:formula="of:=IF([.F100]=&quot;K&quot;;IF([.E100]&lt;&gt;&quot;BESTAND&quot;;[.E100]*[.G10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Endivie</text:p>
          </table:table-cell>
          <table:table-cell table:style-name="ce7" office:value-type="string" calcext:value-type="string">
            <text:p>Wallon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01]=&quot;K&quot;;IF([.E101]&lt;&gt;&quot;BESTAND&quot;;[.E101]*[.G101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ohlrabi</text:p>
          </table:table-cell>
          <table:table-cell table:style-name="ce7" office:value-type="string" calcext:value-type="string">
            <text:p>Azur Sta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0" calcext:value-type="float">
            <text:p>20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table:formula="of:=IF([.F102]=&quot;K&quot;;IF([.E102]&lt;&gt;&quot;BESTAND&quot;;[.E102]*[.G102]/1000;&quot;&quot;);&quot;&quot;)" office:value-type="float" office:value="8.36" calcext:value-type="float">
            <text:p>8,36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Ballito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03]=&quot;K&quot;;IF([.E103]&lt;&gt;&quot;BESTAND&quot;;[.E103]*[.G10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airübe</text:p>
          </table:table-cell>
          <table:table-cell table:style-name="ce7" office:value-type="string" calcext:value-type="string">
            <text:p>Blanc globe a collet violet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440" calcext:value-type="float">
            <text:p>144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2.33" calcext:value-type="float">
            <text:p>2,33</text:p>
          </table:table-cell>
          <table:table-cell table:style-name="ce8" table:formula="of:=IF([.F104]=&quot;K&quot;;IF([.E104]&lt;&gt;&quot;BESTAND&quot;;[.E104]*[.G104]/1000;&quot;&quot;);&quot;&quot;)" office:value-type="float" office:value="3.3552" calcext:value-type="float">
            <text:p>3,3552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Blauer Ungarische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10" calcext:value-type="float">
            <text:p>11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05]=&quot;K&quot;;IF([.E105]&lt;&gt;&quot;BESTAND&quot;;[.E105]*[.G105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Bolivian Rainbow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20" calcext:value-type="float">
            <text:p>12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06]=&quot;K&quot;;IF([.E106]&lt;&gt;&quot;BESTAND&quot;;[.E106]*[.G106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raut</text:p>
          </table:table-cell>
          <table:table-cell table:style-name="ce7" office:value-type="string" calcext:value-type="string">
            <text:p>Braunschweige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0" calcext:value-type="float">
            <text:p>10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9" calcext:value-type="float">
            <text:p>3,9</text:p>
          </table:table-cell>
          <table:table-cell table:style-name="ce7" table:formula="of:=IF([.F107]=&quot;K&quot;;IF([.E107]&lt;&gt;&quot;BESTAND&quot;;[.E107]*[.G107]/1000;&quot;&quot;);&quot;&quot;)" office:value-type="float" office:value="3.9" calcext:value-type="float">
            <text:p>3,9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Butternuss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08]=&quot;K&quot;;IF([.E108]&lt;&gt;&quot;BESTAND&quot;;[.E108]*[.G108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Castelfranco Fenic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1.5" calcext:value-type="float">
            <text:p>1,5</text:p>
          </table:table-cell>
          <table:table-cell table:style-name="ce7" table:formula="of:=IF([.F109]=&quot;K&quot;;IF([.E109]&lt;&gt;&quot;BESTAND&quot;;[.E109]*[.G109]/1000;&quot;&quot;);&quot;&quot;)" office:value-type="float" office:value="0.75" calcext:value-type="float">
            <text:p>0,75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Cayenn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80" calcext:value-type="float">
            <text:p>8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10]=&quot;K&quot;;IF([.E110]&lt;&gt;&quot;BESTAND&quot;;[.E110]*[.G110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raut</text:p>
          </table:table-cell>
          <table:table-cell table:style-name="ce7" office:value-type="string" calcext:value-type="string">
            <text:p>Derby Day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0" calcext:value-type="float">
            <text:p>10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table:formula="of:=IF([.F111]=&quot;K&quot;;IF([.E111]&lt;&gt;&quot;BESTAND&quot;;[.E111]*[.G111]/1000;&quot;&quot;);&quot;&quot;)" office:value-type="float" office:value="4.05" calcext:value-type="float">
            <text:p>4,05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DiLuis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80" calcext:value-type="float">
            <text:p>28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12]=&quot;K&quot;;IF([.E112]&lt;&gt;&quot;BESTAND&quot;;[.E112]*[.G11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raut</text:p>
          </table:table-cell>
          <table:table-cell table:style-name="ce7" office:value-type="string" calcext:value-type="string">
            <text:p>Express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600" calcext:value-type="float">
            <text:p>6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9" calcext:value-type="float">
            <text:p>3,9</text:p>
          </table:table-cell>
          <table:table-cell table:style-name="ce7" table:formula="of:=IF([.F113]=&quot;K&quot;;IF([.E113]&lt;&gt;&quot;BESTAND&quot;;[.E113]*[.G113]/1000;&quot;&quot;);&quot;&quot;)" office:value-type="float" office:value="2.34" calcext:value-type="float">
            <text:p>2,34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Ference Tende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14]=&quot;K&quot;;IF([.E114]&lt;&gt;&quot;BESTAND&quot;;[.E114]*[.G114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otte Rübe</text:p>
          </table:table-cell>
          <table:table-cell table:style-name="ce7" office:value-type="string" calcext:value-type="string">
            <text:p>Forono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8.66" calcext:value-type="float">
            <text:p>8,66</text:p>
          </table:table-cell>
          <table:table-cell table:style-name="ce7" table:formula="of:=IF([.F115]=&quot;K&quot;;IF([.E115]&lt;&gt;&quot;BESTAND&quot;;[.E115]*[.G115]/1000;&quot;&quot;);&quot;&quot;)" office:value-type="float" office:value="4.33" calcext:value-type="float">
            <text:p>4,33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Gergan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90" calcext:value-type="float">
            <text:p>9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29.84" calcext:value-type="float">
            <text:p>29,84</text:p>
          </table:table-cell>
          <table:table-cell table:style-name="ce7" table:formula="of:=IF([.F116]=&quot;K&quot;;IF([.E116]&lt;&gt;&quot;BESTAND&quot;;[.E116]*[.G116]/1000;&quot;&quot;);&quot;&quot;)" office:value-type="float" office:value="2.6856" calcext:value-type="float">
            <text:p>2,6856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etersilie</text:p>
          </table:table-cell>
          <table:table-cell table:style-name="ce7" office:value-type="string" calcext:value-type="string">
            <text:p>Gewöhnlicher Schnitt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17]=&quot;K&quot;;IF([.E117]&lt;&gt;&quot;BESTAND&quot;;[.E117]*[.G11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chini</text:p>
          </table:table-cell>
          <table:table-cell table:style-name="ce7" office:value-type="string" calcext:value-type="string">
            <text:p>Gold Rush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50" calcext:value-type="float">
            <text:p>2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18]=&quot;K&quot;;IF([.E118]&lt;&gt;&quot;BESTAND&quot;;[.E118]*[.G118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prossenkohl</text:p>
          </table:table-cell>
          <table:table-cell table:style-name="ce7" office:value-type="string" calcext:value-type="string">
            <text:p>Groninge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84" calcext:value-type="float">
            <text:p>3,84</text:p>
          </table:table-cell>
          <table:table-cell table:style-name="ce8" table:formula="of:=IF([.F119]=&quot;K&quot;;IF([.E119]&lt;&gt;&quot;BESTAND&quot;;[.E119]*[.G119]/1000;&quot;&quot;);&quot;&quot;)" office:value-type="float" office:value="0.768" calcext:value-type="float">
            <text:p>0,768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Asia Salate</text:p>
          </table:table-cell>
          <table:table-cell table:style-name="ce7" office:value-type="string" calcext:value-type="string">
            <text:p>Grün im Schne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120]=&quot;K&quot;;IF([.E120]&lt;&gt;&quot;BESTAND&quot;;[.E120]*[.G12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Jalapeno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21]=&quot;K&quot;;IF([.E121]&lt;&gt;&quot;BESTAND&quot;;[.E121]*[.G121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airübe</text:p>
          </table:table-cell>
          <table:table-cell table:style-name="ce7" office:value-type="string" calcext:value-type="string">
            <text:p>Jaune boule d'o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792" calcext:value-type="float">
            <text:p>792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table:formula="of:=IF([.F122]=&quot;K&quot;;IF([.E122]&lt;&gt;&quot;BESTAND&quot;;[.E122]*[.G122]/1000;&quot;&quot;);&quot;&quot;)" office:value-type="float" office:value="1.35432" calcext:value-type="float">
            <text:p>1,35432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Karmen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23]=&quot;K&quot;;IF([.E123]&lt;&gt;&quot;BESTAND&quot;;[.E123]*[.G12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number-columns-repeated="2" table:style-name="ce7" office:value-type="string" calcext:value-type="string">
            <text:p>Kerbel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Dzt Net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124]=&quot;K&quot;;IF([.E124]&lt;&gt;&quot;BESTAND&quot;;[.E124]*[.G12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Kusburnu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25]=&quot;K&quot;;IF([.E125]&lt;&gt;&quot;BESTAND&quot;;[.E125]*[.G125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Langer von Nizz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50" calcext:value-type="float">
            <text:p>1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26]=&quot;K&quot;;IF([.E126]&lt;&gt;&quot;BESTAND&quot;;[.E126]*[.G126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LangLang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30" calcext:value-type="float">
            <text:p>13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4.75" calcext:value-type="float">
            <text:p>4,75</text:p>
          </table:table-cell>
          <table:table-cell table:style-name="ce7" table:formula="of:=IF([.F127]=&quot;K&quot;;IF([.E127]&lt;&gt;&quot;BESTAND&quot;;[.E127]*[.G127]/1000;&quot;&quot;);&quot;&quot;)" office:value-type="float" office:value="0.6175" calcext:value-type="float">
            <text:p>0,6175</text:p>
          </table:table-cell>
          <table:table-cell table:style-name="ce14" table:number-columns-repeated="54"/>
        </table:table-row>
        <table:table-row table:style-name="ro1">
          <table:table-cell table:number-columns-repeated="2" table:style-name="ce7" office:value-type="string" calcext:value-type="string">
            <text:p>Liebstöckl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Pg</text:p>
          </table:table-cell>
          <table:table-cell table:style-name="ce7"/>
          <table:table-cell table:style-name="ce7" table:formula="of:=IF([.F128]=&quot;K&quot;;IF([.E128]&lt;&gt;&quot;BESTAND&quot;;[.E128]*[.G12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Maikönig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500" calcext:value-type="float">
            <text:p>15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table:formula="of:=IF([.F129]=&quot;K&quot;;IF([.E129]&lt;&gt;&quot;BESTAND&quot;;[.E129]*[.G129]/1000;&quot;&quot;);&quot;&quot;)" office:value-type="float" office:value="1.92" calcext:value-type="float">
            <text:p>1,92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otten</text:p>
          </table:table-cell>
          <table:table-cell table:style-name="ce7" office:value-type="string" calcext:value-type="string">
            <text:p>Maruschk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5000" calcext:value-type="float">
            <text:p>250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1.21" calcext:value-type="float">
            <text:p>1,21</text:p>
          </table:table-cell>
          <table:table-cell table:style-name="ce8" table:formula="of:=IF([.F130]=&quot;K&quot;;IF([.E130]&lt;&gt;&quot;BESTAND&quot;;[.E130]*[.G130]/1000;&quot;&quot;);&quot;&quot;)" office:value-type="float" office:value="30.25" calcext:value-type="float">
            <text:p>30,25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uschbohne</text:p>
          </table:table-cell>
          <table:table-cell table:style-name="ce7" office:value-type="string" calcext:value-type="string">
            <text:p>Maxi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0" calcext:value-type="float">
            <text:p>100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131]=&quot;K&quot;;IF([.E131]&lt;&gt;&quot;BESTAND&quot;;[.E131]*[.G131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Misticanz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.5" calcext:value-type="float">
            <text:p>2,5</text:p>
          </table:table-cell>
          <table:table-cell table:style-name="ce7" office:value-type="string" calcext:value-type="string">
            <text:p>g</text:p>
          </table:table-cell>
          <table:table-cell table:style-name="ce7" table:number-columns-repeated="2"/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chnittlauch</text:p>
          </table:table-cell>
          <table:table-cell table:style-name="ce7" office:value-type="string" calcext:value-type="string">
            <text:p>Mittelgrobröhrige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33]=&quot;K&quot;;IF([.E133]&lt;&gt;&quot;BESTAND&quot;;[.E133]*[.G13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Muskat de Provenc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30" calcext:value-type="float">
            <text:p>3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34]=&quot;K&quot;;IF([.E134]&lt;&gt;&quot;BESTAND&quot;;[.E134]*[.G134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Asia Salate</text:p>
          </table:table-cell>
          <table:table-cell table:style-name="ce7" office:value-type="string" calcext:value-type="string">
            <text:p>Nameni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135]=&quot;K&quot;;IF([.E135]&lt;&gt;&quot;BESTAND&quot;;[.E135]*[.G13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ohne Stange</text:p>
          </table:table-cell>
          <table:table-cell table:style-name="ce7" office:value-type="string" calcext:value-type="string">
            <text:p>Neckarkönigin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36]=&quot;K&quot;;IF([.E136]&lt;&gt;&quot;BESTAND&quot;;[.E136]*[.G13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fiol</text:p>
          </table:table-cell>
          <table:table-cell table:style-name="ce7" office:value-type="string" calcext:value-type="string">
            <text:p>Neckarperl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800" calcext:value-type="float">
            <text:p>8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table:formula="of:=IF([.F137]=&quot;K&quot;;IF([.E137]&lt;&gt;&quot;BESTAND&quot;;[.E137]*[.G137]/1000;&quot;&quot;);&quot;&quot;)" office:value-type="float" office:value="2.512" calcext:value-type="float">
            <text:p>2,512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rünkohl</text:p>
          </table:table-cell>
          <table:table-cell table:style-name="ce7" office:value-type="string" calcext:value-type="string">
            <text:p>Nero di Toskan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400" calcext:value-type="float">
            <text:p>4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2.98" calcext:value-type="float">
            <text:p>2,98</text:p>
          </table:table-cell>
          <table:table-cell table:style-name="ce8" table:formula="of:=IF([.F138]=&quot;K&quot;;IF([.E138]&lt;&gt;&quot;BESTAND&quot;;[.E138]*[.G138]/1000;&quot;&quot;);&quot;&quot;)" office:value-type="float" office:value="1.192" calcext:value-type="float">
            <text:p>1,192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ohlrabi</text:p>
          </table:table-cell>
          <table:table-cell table:style-name="ce7" office:value-type="string" calcext:value-type="string">
            <text:p>Noriko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0" calcext:value-type="float">
            <text:p>20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table:formula="of:=IF([.F139]=&quot;K&quot;;IF([.E139]&lt;&gt;&quot;BESTAND&quot;;[.E139]*[.G139]/1000;&quot;&quot;);&quot;&quot;)" office:value-type="float" office:value="8.3" calcext:value-type="float">
            <text:p>8,3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arotten</text:p>
          </table:table-cell>
          <table:table-cell table:style-name="ce7" office:value-type="string" calcext:value-type="string">
            <text:p>Ochsenherz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Dzt Net</text:p>
          </table:table-cell>
          <table:table-cell table:style-name="ce7" table:number-columns-repeated="2"/>
          <table:table-cell table:style-name="ce7" table:formula="of:=IF([.F140]=&quot;K&quot;;IF([.E140]&lt;&gt;&quot;BESTAND&quot;;[.E140]*[.G14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ettich</text:p>
          </table:table-cell>
          <table:table-cell table:style-name="ce7" office:value-type="string" calcext:value-type="string">
            <text:p>Ostergruß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10.77" calcext:value-type="float">
            <text:p>10,77</text:p>
          </table:table-cell>
          <table:table-cell table:style-name="ce7" table:formula="of:=IF([.F141]=&quot;K&quot;;IF([.E141]&lt;&gt;&quot;BESTAND&quot;;[.E141]*[.G141]/1000;&quot;&quot;);&quot;&quot;)" office:value-type="float" office:value="5.385" calcext:value-type="float">
            <text:p>5,385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nollenfenchel</text:p>
          </table:table-cell>
          <table:table-cell table:style-name="ce7" office:value-type="string" calcext:value-type="string">
            <text:p>Perfektion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200" calcext:value-type="float">
            <text:p>22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table:formula="of:=IF([.F142]=&quot;K&quot;;IF([.E142]&lt;&gt;&quot;BESTAND&quot;;[.E142]*[.G142]/1000;&quot;&quot;);&quot;&quot;)" office:value-type="float" office:value="9.966" calcext:value-type="float">
            <text:p>9,966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Tomatillo</text:p>
          </table:table-cell>
          <table:table-cell table:style-name="ce7" office:value-type="string" calcext:value-type="string">
            <text:p>Purple de Milp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43]=&quot;K&quot;;IF([.E143]&lt;&gt;&quot;BESTAND&quot;;[.E143]*[.G143]/1000;&quot;&quot;);&quot;&quot;)">
            <text:p/>
          </table:table-cell>
          <table:table-cell table:style-name="ce14" office:value-type="string" calcext:value-type="string">
            <text:p>Eigen</text:p>
          </table:table-cell>
          <table:table-cell table:style-name="ce14" table:number-columns-repeated="53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Pusztagold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6.81" calcext:value-type="float">
            <text:p>6,81</text:p>
          </table:table-cell>
          <table:table-cell table:style-name="ce7" table:formula="of:=IF([.F144]=&quot;K&quot;;IF([.E144]&lt;&gt;&quot;BESTAND&quot;;[.E144]*[.G144]/1000;&quot;&quot;);&quot;&quot;)" office:value-type="float" office:value="1.362" calcext:value-type="float">
            <text:p>1,362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roccoli</text:p>
          </table:table-cell>
          <table:table-cell table:style-name="ce7" office:value-type="string" calcext:value-type="string">
            <text:p>Ramoso calabres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600" calcext:value-type="float">
            <text:p>6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81" calcext:value-type="float">
            <text:p>3,81</text:p>
          </table:table-cell>
          <table:table-cell table:style-name="ce7" table:formula="of:=IF([.F145]=&quot;K&quot;;IF([.E145]&lt;&gt;&quot;BESTAND&quot;;[.E145]*[.G145]/1000;&quot;&quot;);&quot;&quot;)" office:value-type="float" office:value="2.286" calcext:value-type="float">
            <text:p>2,286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Regina die Ghiacci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700" calcext:value-type="float">
            <text:p>7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table:formula="of:=IF([.F146]=&quot;K&quot;;IF([.E146]&lt;&gt;&quot;BESTAND&quot;;[.E146]*[.G146]/1000;&quot;&quot;);&quot;&quot;)" office:value-type="float" office:value="0.693" calcext:value-type="float">
            <text:p>0,693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ote Rübe</text:p>
          </table:table-cell>
          <table:table-cell table:style-name="ce7" office:value-type="string" calcext:value-type="string">
            <text:p>Rote Kugel 2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47]=&quot;K&quot;;IF([.E147]&lt;&gt;&quot;BESTAND&quot;;[.E147]*[.G14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rünkohl</text:p>
          </table:table-cell>
          <table:table-cell table:style-name="ce7" office:value-type="string" calcext:value-type="string">
            <text:p>Roter Krauskohl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400" calcext:value-type="float">
            <text:p>4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19" calcext:value-type="float">
            <text:p>3,19</text:p>
          </table:table-cell>
          <table:table-cell table:style-name="ce8" table:formula="of:=IF([.F148]=&quot;K&quot;;IF([.E148]&lt;&gt;&quot;BESTAND&quot;;[.E148]*[.G148]/1000;&quot;&quot;);&quot;&quot;)" office:value-type="float" office:value="1.276" calcext:value-type="float">
            <text:p>1,276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Rouge vif dEtampes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60" calcext:value-type="float">
            <text:p>6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49]=&quot;K&quot;;IF([.E149]&lt;&gt;&quot;BESTAND&quot;;[.E149]*[.G149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is</text:p>
          </table:table-cell>
          <table:table-cell table:style-name="ce7" office:value-type="string" calcext:value-type="string">
            <text:p>Rudi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150]=&quot;K&quot;;IF([.E150]&lt;&gt;&quot;BESTAND&quot;;[.E150]*[.G150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Sarit Gat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51]=&quot;K&quot;;IF([.E151]&lt;&gt;&quot;BESTAND&quot;;[.E151]*[.G151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chini</text:p>
          </table:table-cell>
          <table:table-cell table:style-name="ce7" office:value-type="string" calcext:value-type="string">
            <text:p>Striato d'Itali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50" calcext:value-type="float">
            <text:p>2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52]=&quot;K&quot;;IF([.E152]&lt;&gt;&quot;BESTAND&quot;;[.E152]*[.G15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teckzwiebel</text:p>
          </table:table-cell>
          <table:table-cell table:style-name="ce7" office:value-type="string" calcext:value-type="string">
            <text:p>Sturon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kg</text:p>
          </table:table-cell>
          <table:table-cell table:style-name="ce7"/>
          <table:table-cell table:style-name="ce7" table:formula="of:=IF([.F153]=&quot;K&quot;;IF([.E153]&lt;&gt;&quot;BESTAND&quot;;[.E153]*[.G153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Taeyang Hot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Dzt Net</text:p>
          </table:table-cell>
          <table:table-cell table:style-name="ce7" table:number-columns-repeated="2"/>
          <table:table-cell table:style-name="ce7" table:formula="of:=IF([.F154]=&quot;K&quot;;IF([.E154]&lt;&gt;&quot;BESTAND&quot;;[.E154]*[.G15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Stangensellerie</text:p>
          </table:table-cell>
          <table:table-cell table:style-name="ce7" office:value-type="string" calcext:value-type="string">
            <text:p>Tall Utah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00" calcext:value-type="float">
            <text:p>2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table:formula="of:=IF([.F155]=&quot;K&quot;;IF([.E155]&lt;&gt;&quot;BESTAND&quot;;[.E155]*[.G155]/1000;&quot;&quot;);&quot;&quot;)" office:value-type="float" office:value="0.084" calcext:value-type="float">
            <text:p>0,084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Tanj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0" calcext:value-type="float">
            <text:p>50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29.97" calcext:value-type="float">
            <text:p>29,97</text:p>
          </table:table-cell>
          <table:table-cell table:style-name="ce7" table:formula="of:=IF([.F156]=&quot;K&quot;;IF([.E156]&lt;&gt;&quot;BESTAND&quot;;[.E156]*[.G156]/1000;&quot;&quot;);&quot;&quot;)" office:value-type="float" office:value="14.985" calcext:value-type="float">
            <text:p>14,985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Tsakoniki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57]=&quot;K&quot;;IF([.E157]&lt;&gt;&quot;BESTAND&quot;;[.E157]*[.G157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Chili</text:p>
          </table:table-cell>
          <table:table-cell table:style-name="ce7" office:value-type="string" calcext:value-type="string">
            <text:p>Turuncu Orange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58]=&quot;K&quot;;IF([.E158]&lt;&gt;&quot;BESTAND&quot;;[.E158]*[.G158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Wirsing</text:p>
          </table:table-cell>
          <table:table-cell table:style-name="ce7" office:value-type="string" calcext:value-type="string">
            <text:p>Vertus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210" calcext:value-type="float">
            <text:p>210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table:formula="of:=IF([.F159]=&quot;K&quot;;IF([.E159]&lt;&gt;&quot;BESTAND&quot;;[.E159]*[.G159]/1000;&quot;&quot;);&quot;&quot;)" office:value-type="float" office:value="0.8169" calcext:value-type="float">
            <text:p>0,8169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Violetta Lunga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60]=&quot;K&quot;;IF([.E160]&lt;&gt;&quot;BESTAND&quot;;[.E160]*[.G160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k Choi</text:p>
          </table:table-cell>
          <table:table-cell table:style-name="ce7" office:value-type="string" calcext:value-type="string">
            <text:p>White Celery Mustard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61]=&quot;K&quot;;IF([.E161]&lt;&gt;&quot;BESTAND&quot;;[.E161]*[.G161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stinake</text:p>
          </table:table-cell>
          <table:table-cell table:style-name="ce7" office:value-type="string" calcext:value-type="string">
            <text:p>White Gem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162]=&quot;K&quot;;IF([.E162]&lt;&gt;&quot;BESTAND&quot;;[.E162]*[.G162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ettich</text:p>
          </table:table-cell>
          <table:table-cell table:style-name="ce7" office:value-type="string" calcext:value-type="string">
            <text:p>Wiener Runder Kohlschwarze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728" calcext:value-type="float">
            <text:p>1728</text:p>
          </table:table-cell>
          <table:table-cell table:style-name="ce7" office:value-type="string" calcext:value-type="string">
            <text:p>K</text:p>
          </table:table-cell>
          <table:table-cell table:style-name="ce7" office:value-type="float" office:value="8.81" calcext:value-type="float">
            <text:p>8,81</text:p>
          </table:table-cell>
          <table:table-cell table:style-name="ce7" table:formula="of:=IF([.F163]=&quot;K&quot;;IF([.E163]&lt;&gt;&quot;BESTAND&quot;;[.E163]*[.G163]/1000;&quot;&quot;);&quot;&quot;)" office:value-type="float" office:value="15.22368" calcext:value-type="float">
            <text:p>15,22368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Kohlrübe</text:p>
          </table:table-cell>
          <table:table-cell table:style-name="ce7" office:value-type="string" calcext:value-type="string">
            <text:p>Wilhelmsburger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7"/>
          <table:table-cell table:style-name="ce7" table:formula="of:=IF([.F164]=&quot;K&quot;;IF([.E164]&lt;&gt;&quot;BESTAND&quot;;[.E164]*[.G16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10" office:value-type="string" calcext:value-type="string">
            <text:p>Zucchini</text:p>
          </table:table-cell>
          <table:table-cell table:style-name="ce7" office:value-type="string" calcext:value-type="string">
            <text:p>Alberello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XX</text:p>
          </table:table-cell>
          <table:table-cell table:style-name="ce19"/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65]=&quot;K&quot;;IF([.E165]&lt;&gt;&quot;BESTAND&quot;;[.E165]*[.G165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10" office:value-type="string" calcext:value-type="string">
            <text:p>Zucchini</text:p>
          </table:table-cell>
          <table:table-cell table:style-name="ce7" office:value-type="string" calcext:value-type="string">
            <text:p>Black Beauty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XX</text:p>
          </table:table-cell>
          <table:table-cell table:style-name="ce19"/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66]=&quot;K&quot;;IF([.E166]&lt;&gt;&quot;BESTAND&quot;;[.E166]*[.G166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Gurke</text:p>
          </table:table-cell>
          <table:table-cell table:style-name="ce7" office:value-type="string" calcext:value-type="string">
            <text:p>Suyo Long</text:p>
          </table:table-cell>
          <table:table-cell table:style-name="ce7" office:value-type="string" calcext:value-type="string">
            <text:p>Reinsaat</text:p>
          </table:table-cell>
          <table:table-cell table:style-name="ce11" office:value-type="string" calcext:value-type="string">
            <text:p>XX</text:p>
          </table:table-cell>
          <table:table-cell table:style-name="ce19" office:value-type="string" calcext:value-type="string">
            <text:p>NICHT GEFUNDEN</text:p>
          </table:table-cell>
          <table:table-cell table:style-name="ce7" table:number-columns-repeated="2"/>
          <table:table-cell table:style-name="ce7" table:formula="of:=IF([.F167]=&quot;K&quot;;IF([.E167]&lt;&gt;&quot;BESTAND&quot;;[.E167]*[.G167]/1000;&quot;&quot;);&quot;&quot;)">
            <text:p/>
          </table:table-cell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Salat</text:p>
          </table:table-cell>
          <table:table-cell table:style-name="ce7" office:value-type="string" calcext:value-type="string">
            <text:p>Gelber Plainzer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g</text:p>
          </table:table-cell>
          <table:table-cell table:style-name="ce7" table:number-columns-repeated="2"/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Bohne Stange</text:p>
          </table:table-cell>
          <table:table-cell table:style-name="ce7" office:value-type="string" calcext:value-type="string">
            <text:p>Gottscheer Strankalan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Bohne Stange</text:p>
          </table:table-cell>
          <table:table-cell table:style-name="ce7" office:value-type="string" calcext:value-type="string">
            <text:p>Kipfler Veneto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Lao Lavender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71]=&quot;K&quot;;IF([.E171]&lt;&gt;&quot;BESTAND&quot;;[.E171]*[.G171]/1000;&quot;&quot;);&quot;&quot;)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Bohne Stange</text:p>
          </table:table-cell>
          <table:table-cell table:style-name="ce7" office:value-type="string" calcext:value-type="string">
            <text:p>Lila Bohne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0" calcext:value-type="float">
            <text:p>100</text:p>
          </table:table-cell>
          <table:table-cell table:style-name="ce7" office:value-type="string" calcext:value-type="string">
            <text:p>K</text:p>
          </table:table-cell>
          <table:table-cell table:style-name="ce7" table:number-columns-repeated="2"/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Mais</text:p>
          </table:table-cell>
          <table:table-cell table:style-name="ce7" office:value-type="string" calcext:value-type="string">
            <text:p>Roter Hausmais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73]=&quot;K&quot;;IF([.E173]&lt;&gt;&quot;BESTAND&quot;;[.E173]*[.G173]/1000;&quot;&quot;);&quot;&quot;)">
            <text:p/>
          </table:table-cell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Melanzani</text:p>
          </table:table-cell>
          <table:table-cell table:style-name="ce7" office:value-type="string" calcext:value-type="string">
            <text:p>Slim Jim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50" calcext:value-type="float">
            <text:p>5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74]=&quot;K&quot;;IF([.E174]&lt;&gt;&quot;BESTAND&quot;;[.E174]*[.G174]/1000;&quot;&quot;);&quot;&quot;)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0"/>
        </table:table-row>
        <table:table-row table:style-name="ro1">
          <table:table-cell table:style-name="ce10" office:value-type="string" calcext:value-type="string">
            <text:p>Zucchini</text:p>
          </table:table-cell>
          <table:table-cell table:style-name="ce7" office:value-type="string" calcext:value-type="string">
            <text:p>Striatopuglize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3"/>
          <table:table-cell table:style-name="ce14" table:number-columns-repeated="4"/>
          <table:table-cell table:number-columns-repeated="50"/>
        </table:table-row>
        <table:table-row table:style-name="ro1">
          <table:table-cell table:style-name="ce10" office:value-type="string" calcext:value-type="string">
            <text:p>Zucchini</text:p>
          </table:table-cell>
          <table:table-cell table:style-name="ce7" office:value-type="string" calcext:value-type="string">
            <text:p>Zelena Ticvica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OK</text:p>
          </table:table-cell>
          <table:table-cell table:style-name="ce19"/>
          <table:table-cell table:style-name="ce7" table:number-columns-repeated="3"/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Kürbis</text:p>
          </table:table-cell>
          <table:table-cell table:style-name="ce7" office:value-type="string" calcext:value-type="string">
            <text:p>Blaue Banane</text:p>
          </table:table-cell>
          <table:table-cell table:style-name="ce7" office:value-type="string" calcext:value-type="string">
            <text:p>Soos</text:p>
          </table:table-cell>
          <table:table-cell table:style-name="ce11" office:value-type="string" calcext:value-type="string">
            <text:p>VLT</text:p>
          </table:table-cell>
          <table:table-cell table:style-name="ce19" office:value-type="float" office:value="60" calcext:value-type="float">
            <text:p>6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177]=&quot;K&quot;;IF([.E177]&lt;&gt;&quot;BESTAND&quot;;[.E177]*[.G177]/1000;&quot;&quot;);&quot;&quot;)" office:value-type="float" office:value="0" calcext:value-type="float">
            <text:p>0</text:p>
          </table:table-cell>
          <table:table-cell table:style-name="ce14" table:number-columns-repeated="4"/>
          <table:table-cell table:number-columns-repeated="50"/>
        </table:table-row>
        <table:table-row table:style-name="ro1">
          <table:table-cell table:style-name="ce7" office:value-type="string" calcext:value-type="string">
            <text:p>Paprika</text:p>
          </table:table-cell>
          <table:table-cell table:style-name="ce7" office:value-type="string" calcext:value-type="string">
            <text:p>Akkord</text:p>
          </table:table-cell>
          <table:table-cell table:style-name="ce7"/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3"/>
          <table:table-cell table:style-name="ce14" table:number-columns-repeated="4"/>
          <table:table-cell table:number-columns-repeated="50"/>
        </table:table-row>
        <table:table-row table:style-name="ro1">
          <table:table-cell table:number-columns-repeated="2" table:style-name="ce7" office:value-type="string" calcext:value-type="string">
            <text:p>Dill</text:p>
          </table:table-cell>
          <table:table-cell table:style-name="ce7"/>
          <table:table-cell table:style-name="ce11" office:value-type="string" calcext:value-type="string">
            <text:p>OK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179]=&quot;K&quot;;IF([.E179]&lt;&gt;&quot;BESTAND&quot;;[.E179]*[.G179]/1000;&quot;&quot;);&quot;&quot;)">
            <text:p/>
          </table:table-cell>
          <table:table-cell table:style-name="ce14" table:number-columns-repeated="4"/>
          <table:table-cell table:number-columns-repeated="50"/>
        </table:table-row>
        <table:table-row table:style-name="ro1">
          <table:table-cell table:style-name="ce14" table:number-columns-repeated="3"/>
          <table:table-cell table:style-name="ce13"/>
          <table:table-cell table:style-name="ce20"/>
          <table:table-cell table:style-name="ce14" table:number-columns-repeated="7"/>
          <table:table-cell table:number-columns-repeated="50"/>
        </table:table-row>
        <table:table-row table:style-name="ro1" table:number-rows-repeated="1048395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'Saatgut Bestellung'.D2:'Saatgut Bestellung'.D179">
            <calcext:condition calcext:apply-style-name="Neutral" calcext:value="=&quot;BS&quot;" calcext:base-cell-address="'Saatgut Bestellung'.D2"/>
            <calcext:condition calcext:apply-style-name="Good" calcext:value="=&quot;BB&quot;" calcext:base-cell-address="'Saatgut Bestellung'.D2"/>
          </calcext:conditional-format>
          <calcext:conditional-format calcext:target-range-address="'Saatgut Bestellung'.D1:'Saatgut Bestellung'.D1048576">
            <calcext:condition calcext:apply-style-name="Accent 2" calcext:value="=&quot;BB&quot;" calcext:base-cell-address="'Saatgut Bestellung'.D1"/>
            <calcext:condition calcext:apply-style-name="Neutral" calcext:value="=&quot;BS&quot;" calcext:base-cell-address="'Saatgut Bestellung'.D1"/>
            <calcext:condition calcext:apply-style-name="Error" calcext:value="=&quot;&quot;" calcext:base-cell-address="'Saatgut Bestellung'.D1"/>
            <calcext:condition calcext:apply-style-name="Note" calcext:value="=ok" calcext:base-cell-address="'Saatgut Bestellung'.D1"/>
            <calcext:condition calcext:apply-style-name="Bad" calcext:value="=&quot;XX&quot;" calcext:base-cell-address="'Saatgut Bestellung'.D1"/>
            <calcext:condition calcext:apply-style-name="Accent 1" calcext:value="=&quot;VLT&quot;" calcext:base-cell-address="'Saatgut Bestellung'.D1"/>
          </calcext:conditional-format>
        </calcext:conditional-formats>
      </table:table>
      <table:table table:name="Lieferanten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amen</text:p>
          </table:table-cell>
          <table:table-cell table:style-name="ce37"/>
        </table:table-row>
        <table:table-row table:style-name="ro1">
          <table:table-cell office:value-type="string" calcext:value-type="string">
            <text:p>Austrosaa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ingenheim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aflora</text:p>
          </table:table-cell>
          <table:table-cell/>
        </table:table-row>
        <table:table-row table:style-name="ro1">
          <table:table-cell office:value-type="string" calcext:value-type="string">
            <text:p>Dreschfleg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il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rina Zacharias</text:p>
          </table:table-cell>
          <table:table-cell/>
        </table:table-row>
        <table:table-row table:style-name="ro1">
          <table:table-cell office:value-type="string" calcext:value-type="string">
            <text:p>kokopelli</text:p>
          </table:table-cell>
          <table:table-cell/>
        </table:table-row>
        <table:table-row table:style-name="ro1">
          <table:table-cell office:value-type="string" calcext:value-type="string">
            <text:p>Maier</text:p>
          </table:table-cell>
          <table:table-cell/>
        </table:table-row>
        <table:table-row table:style-name="ro1">
          <table:table-cell office:value-type="string" calcext:value-type="string">
            <text:p>Ochsenherz</text:p>
          </table:table-cell>
          <table:table-cell/>
        </table:table-row>
        <table:table-row table:style-name="ro1">
          <table:table-cell office:value-type="string" calcext:value-type="string">
            <text:p>Reinsaat</text:p>
          </table:table-cell>
          <table:table-cell/>
        </table:table-row>
        <table:table-row table:style-name="ro1">
          <table:table-cell office:value-type="string" calcext:value-type="string">
            <text:p>saemereien.ch</text:p>
          </table:table-cell>
          <table:table-cell office:value-type="string" calcext:value-type="string">
            <text:p>GEHT NET MERH</text:p>
          </table:table-cell>
        </table:table-row>
        <table:table-row table:style-name="ro1">
          <table:table-cell office:value-type="string" calcext:value-type="string">
            <text:p>Sigei Samensurium</text:p>
          </table:table-cell>
          <table:table-cell/>
        </table:table-row>
        <table:table-row table:style-name="ro1">
          <table:table-cell office:value-type="string" calcext:value-type="string">
            <text:p>Mopeppers</text:p>
          </table:table-cell>
          <table:table-cell/>
        </table:table-row>
        <table:table-row table:style-name="ro1">
          <table:table-cell office:value-type="string" calcext:value-type="string">
            <text:p>Bio-saatgut.de</text:p>
          </table:table-cell>
          <table:table-cell/>
        </table:table-row>
        <table:table-row table:style-name="ro1">
          <table:table-cell office:value-type="string" calcext:value-type="string">
            <text:p>Christian Herb</text:p>
          </table:table-cell>
          <table:table-cell/>
        </table:table-row>
        <table:table-row table:style-name="ro1">
          <table:table-cell office:value-type="string" calcext:value-type="string">
            <text:p>Botanik Saemereien</text:p>
          </table:table-cell>
          <table:table-cell/>
        </table:table-row>
        <table:table-row table:style-name="ro1">
          <table:table-cell table:style-name="ce36" office:value-type="string" calcext:value-type="string">
            <text:p>goldberg-gartenschatz.com</text:p>
          </table:table-cell>
          <table:table-cell office:value-type="string" calcext:value-type="string">
            <text:p>FÜR NIX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" office:value-type="string" calcext:value-type="string">
            <text:p>Erdäpfel</text:p>
          </table:table-cell>
          <table:table-cell table:style-name="ce37"/>
        </table:table-row>
        <table:table-row table:style-name="ro1">
          <table:table-cell office:value-type="string" calcext:value-type="string">
            <text:p>Hobiger</text:p>
          </table:table-cell>
          <table:table-cell/>
        </table:table-row>
        <table:table-row table:style-name="ro1">
          <table:table-cell office:value-type="string" calcext:value-type="string">
            <text:p>Kargl</text:p>
          </table:table-cell>
          <table:table-cell/>
        </table:table-row>
      </table:table>
      <table:named-expressions/>
      <table:database-ranges>
        <table:database-range table:name="__Anonymous_Sheet_DB__0" table:target-range-address="'Saatgut Bestellung'.A1:'Saatgut Bestellung'.L179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<text:date style:data-style-name="N2" text:date-value="2020-06-17">00.00.0000</text:date><text:s/><text:time style:data-style-name="N2" text:time-value="19:51:20.198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19:51:20.1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homas Scharler</meta:initial-creator>
    <meta:creation-date>2018-01-08T17:20:11.283000000</meta:creation-date>
    <meta:generator>LibreOffice/6.4.0.3$Windows_X86_64 LibreOffice_project/b0a288ab3d2d4774cb44b62f04d5d28733ac6df8</meta:generator>
    <dc:date>2020-06-17T19:57:57.619000000</dc:date>
    <dc:creator>Thomas Scharler</dc:creator>
    <meta:editing-duration>P3DT2H9M57S</meta:editing-duration>
    <meta:editing-cycles>160</meta:editing-cycles>
    <meta:printed-by>Thomas Scharler</meta:printed-by>
    <meta:print-date>2020-06-17T19:57:53.206000000</meta:print-date>
    <meta:document-statistic meta:table-count="2" meta:cell-count="1228" meta:object-count="0"/>
  </office:meta>
</office:document-meta>
</file>